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4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Cor</text:p>
          </table:table-cell>
          <table:table-cell table:style-name="Default" office:value-type="string" calcext:value-type="string">
            <text:p>Sigma</text:p>
          </table:table-cell>
          <table:table-cell office:value-type="string" calcext:value-type="string">
            <text:p>dDigma</text:p>
          </table:table-cell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Alfa</text:p>
          </table:table-cell>
          <table:table-cell office:value-type="string" calcext:value-type="string">
            <text:p>dAlfa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dn</text:p>
          </table:table-cell>
          <table:table-cell office:value-type="string" calcext:value-type="string">
            <text:p>rLambda2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zul</text:p>
          </table:table-cell>
          <table:table-cell table:formula="of:=(360 - 294 - (0.1*100/60))*PI()/180" office:value-type="float" office:value="1.1490084242296" calcext:value-type="float">
            <text:p>1.149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497.1" calcext:value-type="float">
            <text:p>497.10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2]+[.G2])/2)/SIN([.G2]/2)" office:value-type="float" office:value="1.70351041311292" calcext:value-type="float">
            <text:p>1.70</text:p>
          </table:table-cell>
          <table:table-cell table:formula="of:=SQRT([.H2]^2 * SIN([.E2])/2^2/(2*SIN([.G2]/2)^4) - ([.E2]^2 * (COS([.G2]+[.D2])+1))/(COS([.G2])-1))/2" office:value-type="float" office:value="0.0119182879640096" calcext:value-type="float">
            <text:p>0.01</text:p>
          </table:table-cell>
          <table:table-cell table:formula="of:=1/[.F2]^2" office:value-type="float" office:value="0.00000404680682458359" calcext:value-type="float">
            <text:p>4.04680682458359E-06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Verde</text:p>
          </table:table-cell>
          <table:table-cell table:formula="of:=(360 - 295 - (0*100/60))*PI()/180" office:value-type="float" office:value="1.13446401379631" calcext:value-type="float">
            <text:p>1.134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576.95" calcext:value-type="float">
            <text:p>576.95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3]+[.G3])/2)/SIN([.G3]/2)" office:value-type="float" office:value="1.69771059146179" calcext:value-type="float">
            <text:p>1.70</text:p>
          </table:table-cell>
          <table:table-cell table:formula="of:=SQRT([.H3]^2 * SIN([.E3])/2^2/(2*SIN([.G3]/2)^4) - ([.E3]^2 * (COS([.G3]+[.D3])+1))/(COS([.G3])-1))/2" office:value-type="float" office:value="0.0120920851838266" calcext:value-type="float">
            <text:p>0.01</text:p>
          </table:table-cell>
          <table:table-cell table:formula="of:=1/[.F3]^2" office:value-type="float" office:value="0.00000300416404925744" calcext:value-type="float">
            <text:p>3.00416404925744E-06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marelo</text:p>
          </table:table-cell>
          <table:table-cell table:formula="of:=(360 - 295 - (0.16*100/60))*PI()/180" office:value-type="float" office:value="1.12980980245766" calcext:value-type="float">
            <text:p>1.130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589.55" calcext:value-type="float">
            <text:p>589.55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4]+[.G4])/2)/SIN([.G4]/2)" office:value-type="float" office:value="1.69583567155354" calcext:value-type="float">
            <text:p>1.70</text:p>
          </table:table-cell>
          <table:table-cell table:formula="of:=SQRT([.H4]^2 * SIN([.E4])/2^2/(2*SIN([.G4]/2)^4) - ([.E4]^2 * (COS([.G4]+[.D4])+1))/(COS([.G4])-1))/2" office:value-type="float" office:value="0.0121476118437747" calcext:value-type="float">
            <text:p>0.01</text:p>
          </table:table-cell>
          <table:table-cell table:formula="of:=1/[.F4]^2" office:value-type="float" office:value="0.00000287712487990072" calcext:value-type="float">
            <text:p>2.87712487990072E-06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Violeta</text:p>
          </table:table-cell>
          <table:table-cell table:formula="of:=(360 - 292 - (0.07*100/60))*PI()/180" office:value-type="float" office:value="1.18478767389548" calcext:value-type="float">
            <text:p>1.185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363.29" calcext:value-type="float">
            <text:p>363.29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5]+[.G5])/2)/SIN([.G5]/2)" office:value-type="float" office:value="1.7173939463753" calcext:value-type="float">
            <text:p>1.72</text:p>
          </table:table-cell>
          <table:table-cell table:formula="of:=SQRT([.H5]^2 * SIN([.E5])/2^2/(2*SIN([.G5]/2)^4) - ([.E5]^2 * (COS([.G5]+[.D5])+1))/(COS([.G5])-1))/2" office:value-type="float" office:value="0.0114890670866263" calcext:value-type="float">
            <text:p>0.01</text:p>
          </table:table-cell>
          <table:table-cell table:formula="of:=1/[.F5]^2" office:value-type="float" office:value="0.00000757692717204822" calcext:value-type="float">
            <text:p>7.57692717204822E-06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Roxo</text:p>
          </table:table-cell>
          <table:table-cell table:formula="of:=(360 - 293 - (0*100/60))*PI()/180" office:value-type="float" office:value="1.1693705988362" calcext:value-type="float">
            <text:p>1.169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403.48" calcext:value-type="float">
            <text:p>403.48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6]+[.G6])/2)/SIN([.G6]/2)" office:value-type="float" office:value="1.71147874493313" calcext:value-type="float">
            <text:p>1.71</text:p>
          </table:table-cell>
          <table:table-cell table:formula="of:=SQRT([.H6]^2 * SIN([.E6])/2^2/(2*SIN([.G6]/2)^4) - ([.E6]^2 * (COS([.G6]+[.D6])+1))/(COS([.G6])-1))/2" office:value-type="float" office:value="0.0116742971632232" calcext:value-type="float">
            <text:p>0.01</text:p>
          </table:table-cell>
          <table:table-cell table:formula="of:=1/[.F6]^2" office:value-type="float" office:value="0.00000614265290210521" calcext:value-type="float">
            <text:p>6.14265290210521E-06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Ciano</text:p>
          </table:table-cell>
          <table:table-cell table:formula="of:=(360 - 294 - (0.02*100/60))*PI()/180" office:value-type="float" office:value="1.15133552989893" calcext:value-type="float">
            <text:p>1.151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435.11" calcext:value-type="float">
            <text:p>435.11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7]+[.G7])/2)/SIN([.G7]/2)" office:value-type="float" office:value="1.70443003215624" calcext:value-type="float">
            <text:p>1.70</text:p>
          </table:table-cell>
          <table:table-cell table:formula="of:=SQRT([.H7]^2 * SIN([.E7])/2^2/(2*SIN([.G7]/2)^4) - ([.E7]^2 * (COS([.G7]+[.D7])+1))/(COS([.G7])-1))/2" office:value-type="float" office:value="0.0118904424038335" calcext:value-type="float">
            <text:p>0.01</text:p>
          </table:table-cell>
          <table:table-cell table:formula="of:=1/[.F7]^2" office:value-type="float" office:value="0.0000052820422494069" calcext:value-type="float">
            <text:p>5.2820422494069E-06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Verde</text:p>
          </table:table-cell>
          <table:table-cell table:formula="of:=(360 - 294 - (0.58*100/60))*PI()/180" office:value-type="float" office:value="1.13504579021365" calcext:value-type="float">
            <text:p>1.135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545.48" calcext:value-type="float">
            <text:p>545.48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8]+[.G8])/2)/SIN([.G8]/2)" office:value-type="float" office:value="1.69794431021802" calcext:value-type="float">
            <text:p>1.70</text:p>
          </table:table-cell>
          <table:table-cell table:formula="of:=SQRT([.H8]^2 * SIN([.E8])/2^2/(2*SIN([.G8]/2)^4) - ([.E8]^2 * (COS([.G8]+[.D8])+1))/(COS([.G8])-1))/2" office:value-type="float" office:value="0.0120851412931048" calcext:value-type="float">
            <text:p>0.01</text:p>
          </table:table-cell>
          <table:table-cell table:formula="of:=1/[.F8]^2" office:value-type="float" office:value="0.0000033607974293653" calcext:value-type="float">
            <text:p>3.3607974293653E-06</text:p>
          </table:table-cell>
        </table:table-row>
        <table:table-row table:style-name="ro1">
          <table:table-cell/>
          <table:table-cell office:value-type="string" calcext:value-type="string">
            <text:p>Hg</text:p>
          </table:table-cell>
          <table:table-cell office:value-type="string" calcext:value-type="string">
            <text:p>Laranja</text:p>
          </table:table-cell>
          <table:table-cell table:formula="of:=(360 - 295 - (0.1*100/60))*PI()/180" office:value-type="float" office:value="1.13155513170966" calcext:value-type="float">
            <text:p>1.132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office:value-type="float" office:value="577.5" calcext:value-type="float">
            <text:p>577.50</text:p>
          </table:table-cell>
          <table:table-cell table:formula="of:=(64 + (0.2*100/60))*PI()/180" office:value-type="float" office:value="1.12282848544969" calcext:value-type="float">
            <text:p>1.123</text:p>
          </table:table-cell>
          <table:table-cell table:formula="of:=(1*100/60)*PI()/180" office:value-type="float" office:value="0.0290888208665722" calcext:value-type="float">
            <text:p>0.029088820866572</text:p>
          </table:table-cell>
          <table:table-cell table:formula="of:=SIN(([.D9]+[.G9])/2)/SIN([.G9]/2)" office:value-type="float" office:value="1.69653984327568" calcext:value-type="float">
            <text:p>1.70</text:p>
          </table:table-cell>
          <table:table-cell table:formula="of:=SQRT([.H9]^2 * SIN([.E9])/2^2/(2*SIN([.G9]/2)^4) - ([.E9]^2 * (COS([.G9]+[.D9])+1))/(COS([.G9])-1))/2" office:value-type="float" office:value="0.0121267944610372" calcext:value-type="float">
            <text:p>0.01</text:p>
          </table:table-cell>
          <table:table-cell table:formula="of:=1/[.F9]^2" office:value-type="float" office:value="0.00000299844455688612" calcext:value-type="float">
            <text:p>2.99844455688612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3" loext:min-decimal-places="3" number:min-integer-digits="1" number:grouping="true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1:38:42.341911575</meta:creation-date>
    <dc:date>2017-11-14T23:06:22.596228417</dc:date>
    <meta:editing-duration>PT2M19S</meta:editing-duration>
    <meta:editing-cycles>1</meta:editing-cycles>
    <meta:document-statistic meta:table-count="1" meta:cell-count="90" meta:object-count="0"/>
    <meta:generator>LibreOffice/5.4.2.2.0$Linux_X86_64 LibreOffice_project/40m0$Build-2</meta:generator>
  </office:meta>
</office:document-meta>
</file>